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29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1" text:outline-level="1"><text:bookmark-start text:name="atalhos-e-configurações-essenciais"/>3 ATALHOS E CONFIGURAÇÕES ESSENCIAIS<text:bookmark-end text:name="atalhos-e-configurações-essencia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3-30T00:37:07Z</meta:creation-date>
    <dc:date>2024-03-30T00:37:07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29 março 2024</meta:user-defined>
    <meta:user-defined meta:name="output" meta:value-type="string"/>
    <meta:user-defined meta:name="subtitle" meta:value-type="string">Estudo dirigido de Visual Studio Code</meta:user-defined>
  </office:meta>
</office:document-meta>
</file>